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CodePro, monospace" svg:font-family="'SourceCodePro, monospace',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style:style>
    <style:style style:name="P2" style:family="paragraph" style:parent-style-name="Heading_20_2">
      <style:text-properties fo:font-size="22pt" style:text-underline-style="solid" style:text-underline-width="auto" style:text-underline-color="font-color" fo:font-weight="bold" officeooo:rsid="000dd1fb" style:font-size-asian="19.25pt" style:font-weight-asian="bold" style:font-size-complex="22pt" style:font-weight-complex="bold"/>
    </style:style>
    <style:style style:name="P3" style:family="paragraph" style:parent-style-name="Heading_20_2">
      <style:text-properties fo:font-size="22pt" style:text-underline-style="solid" style:text-underline-width="auto" style:text-underline-color="font-color" fo:font-weight="bold" officeooo:rsid="000dd1fb" officeooo:paragraph-rsid="000aa36d" style:font-size-asian="19.25pt" style:font-weight-asian="bold" style:font-size-complex="22pt" style:font-weight-complex="bold"/>
    </style:style>
    <style:style style:name="P4" style:family="paragraph" style:parent-style-name="Heading_20_2">
      <style:text-properties fo:font-size="20pt" style:font-size-asian="20pt" style:font-size-complex="20pt"/>
    </style:style>
    <style:style style:name="P5" style:family="paragraph" style:parent-style-name="Heading_20_2">
      <style:text-properties fo:font-size="14pt" style:text-underline-style="none" fo:font-weight="normal" officeooo:rsid="000aa36d" officeooo:paragraph-rsid="000aa36d" style:font-size-asian="14pt" style:font-weight-asian="normal" style:font-size-complex="14pt" style:font-weight-complex="normal"/>
    </style:style>
    <style:style style:name="P6" style:family="paragraph" style:parent-style-name="Heading_20_2">
      <style:text-properties fo:font-size="14pt" style:text-underline-style="solid" style:text-underline-width="auto" style:text-underline-color="font-color" fo:font-weight="bold" officeooo:rsid="000aa36d" officeooo:paragraph-rsid="000aa36d" style:font-size-asian="14pt" style:font-weight-asian="bold" style:font-size-complex="14pt" style:font-weight-complex="bold"/>
    </style:style>
    <style:style style:name="P7" style:family="paragraph" style:parent-style-name="Heading_20_2">
      <style:text-properties fo:font-size="16pt" style:text-underline-style="solid" style:text-underline-width="auto" style:text-underline-color="font-color" fo:font-weight="bold" officeooo:rsid="000aa36d" style:font-size-asian="16pt" style:font-weight-asian="bold" style:font-size-complex="16pt" style:font-weight-complex="bold"/>
    </style:style>
    <style:style style:name="P8" style:family="paragraph" style:parent-style-name="Heading_20_2">
      <style:text-properties fo:font-size="16pt" style:font-size-asian="16pt" style:font-size-complex="16pt"/>
    </style:style>
    <style:style style:name="P9" style:family="paragraph" style:parent-style-name="Heading_20_3">
      <style:text-properties officeooo:paragraph-rsid="00207405"/>
    </style:style>
    <style:style style:name="P10" style:family="paragraph" style:parent-style-name="Heading_20_3">
      <style:text-properties fo:font-size="16pt" fo:font-weight="bold" style:font-size-asian="16pt" style:font-weight-asian="bold" style:font-size-complex="16pt" style:font-weight-complex="bold"/>
    </style:style>
    <style:style style:name="P11" style:family="paragraph" style:parent-style-name="Preformatted_20_Text">
      <style:paragraph-properties fo:margin-top="0cm" fo:margin-bottom="0.499cm" loext:contextual-spacing="false"/>
    </style:style>
    <style:style style:name="P12" style:family="paragraph" style:parent-style-name="Standard">
      <style:text-properties fo:font-size="24pt" style:text-underline-style="solid" style:text-underline-width="auto" style:text-underline-color="font-color" fo:font-weight="bold" officeooo:rsid="000aa36d" officeooo:paragraph-rsid="000aa36d" style:font-size-asian="21pt" style:font-weight-asian="bold" style:font-size-complex="24pt" style:font-weight-complex="bold"/>
    </style:style>
    <style:style style:name="P13" style:family="paragraph" style:parent-style-name="Standard">
      <style:text-properties fo:font-size="24pt" style:text-underline-style="solid" style:text-underline-width="auto" style:text-underline-color="font-color" fo:font-weight="bold" officeooo:rsid="0028eaf6" officeooo:paragraph-rsid="0028eaf6" style:font-size-asian="21pt" style:font-weight-asian="bold" style:font-size-complex="24pt" style:font-weight-complex="bold"/>
    </style:style>
    <style:style style:name="P14" style:family="paragraph" style:parent-style-name="Standard">
      <style:text-properties fo:font-size="24pt" style:text-underline-style="none" fo:font-weight="normal" officeooo:rsid="0028eaf6" officeooo:paragraph-rsid="0028eaf6" style:font-size-asian="21pt" style:font-weight-asian="normal" style:font-size-complex="24pt" style:font-weight-complex="normal"/>
    </style:style>
    <style:style style:name="P15" style:family="paragraph" style:parent-style-name="Standard">
      <style:text-properties fo:font-size="22pt" style:text-underline-style="none" fo:font-weight="bold" officeooo:rsid="000aa36d" officeooo:paragraph-rsid="000aa36d" style:font-size-asian="19.25pt" style:font-weight-asian="bold" style:font-size-complex="22pt" style:font-weight-complex="bold"/>
    </style:style>
    <style:style style:name="P16" style:family="paragraph" style:parent-style-name="Standard" style:list-style-name="L1">
      <style:text-properties fo:font-size="22pt" style:text-underline-style="none" fo:font-weight="bold" officeooo:rsid="000aa36d" officeooo:paragraph-rsid="000aa36d" style:font-size-asian="19.25pt" style:font-weight-asian="bold" style:font-size-complex="22pt" style:font-weight-complex="bold"/>
    </style:style>
    <style:style style:name="P17" style:family="paragraph" style:parent-style-name="Standard">
      <style:text-properties fo:font-size="22pt" style:text-underline-style="none" fo:font-weight="bold" officeooo:rsid="000b7d72" officeooo:paragraph-rsid="000b7d72" style:font-size-asian="19.25pt" style:font-weight-asian="bold" style:font-size-complex="22pt" style:font-weight-complex="bold"/>
    </style:style>
    <style:style style:name="P18" style:family="paragraph" style:parent-style-name="Standard">
      <style:text-properties fo:font-size="22pt" style:text-underline-style="none" fo:font-weight="normal" officeooo:rsid="000aa36d" officeooo:paragraph-rsid="000aa36d" style:font-size-asian="19.25pt" style:font-weight-asian="normal" style:font-size-complex="22pt" style:font-weight-complex="normal"/>
    </style:style>
    <style:style style:name="P19" style:family="paragraph" style:parent-style-name="Standard">
      <style:text-properties fo:font-size="22pt" style:text-underline-style="none" fo:font-weight="normal" officeooo:rsid="000b7d72" officeooo:paragraph-rsid="000b7d72" style:font-size-asian="19.25pt" style:font-weight-asian="normal" style:font-size-complex="22pt" style:font-weight-complex="normal"/>
    </style:style>
    <style:style style:name="P20" style:family="paragraph" style:parent-style-name="Standard">
      <style:text-properties fo:font-size="22pt" style:text-underline-style="none" fo:font-weight="normal" officeooo:rsid="000c63e2" officeooo:paragraph-rsid="000c63e2" style:font-size-asian="19.25pt" style:font-weight-asian="normal" style:font-size-complex="22pt" style:font-weight-complex="normal"/>
    </style:style>
    <style:style style:name="P21" style:family="paragraph" style:parent-style-name="Standard">
      <style:text-properties fo:font-size="22pt" style:text-underline-style="none" fo:font-weight="normal" officeooo:rsid="000dd1fb" officeooo:paragraph-rsid="000dd1fb" style:font-size-asian="19.25pt" style:font-weight-asian="normal" style:font-size-complex="22pt" style:font-weight-complex="normal"/>
    </style:style>
    <style:style style:name="P22" style:family="paragraph" style:parent-style-name="Standard">
      <style:text-properties fo:font-size="22pt" style:text-underline-style="none" fo:font-weight="normal" officeooo:rsid="0010392a" officeooo:paragraph-rsid="0010392a" style:font-size-asian="19.25pt" style:font-weight-asian="normal" style:font-size-complex="22pt" style:font-weight-complex="normal"/>
    </style:style>
    <style:style style:name="P23" style:family="paragraph" style:parent-style-name="Standard">
      <style:text-properties fo:font-size="22pt" style:text-underline-style="solid" style:text-underline-width="auto" style:text-underline-color="font-color" fo:font-weight="bold" officeooo:rsid="000aa36d" officeooo:paragraph-rsid="000aa36d" style:font-size-asian="19.25pt" style:font-weight-asian="bold" style:font-size-complex="22pt" style:font-weight-complex="bold"/>
    </style:style>
    <style:style style:name="P24" style:family="paragraph" style:parent-style-name="Standard">
      <style:text-properties fo:font-size="14pt" style:text-underline-style="none" fo:font-weight="normal" officeooo:rsid="000aa36d" officeooo:paragraph-rsid="000aa36d" style:font-size-asian="14pt" style:font-weight-asian="normal" style:font-size-complex="14pt" style:font-weight-complex="normal"/>
    </style:style>
    <style:style style:name="P25" style:family="paragraph" style:parent-style-name="Standard">
      <style:text-properties fo:font-size="20pt" style:text-underline-style="none" fo:font-weight="normal" officeooo:rsid="000aa36d" officeooo:paragraph-rsid="000aa36d" style:font-size-asian="20pt" style:font-weight-asian="normal" style:font-size-complex="20pt" style:font-weight-complex="normal"/>
    </style:style>
    <style:style style:name="P26" style:family="paragraph" style:parent-style-name="Standard">
      <style:text-properties fo:font-size="16pt" style:text-underline-style="none" fo:font-weight="bold" officeooo:rsid="000aa36d" officeooo:paragraph-rsid="000aa36d" style:font-size-asian="16pt" style:font-weight-asian="bold" style:font-size-complex="16pt" style:font-weight-complex="bold"/>
    </style:style>
    <style:style style:name="P27" style:family="paragraph" style:parent-style-name="Standard">
      <style:text-properties fo:font-size="16pt" style:text-underline-style="none" fo:font-weight="bold" officeooo:rsid="002948a8" officeooo:paragraph-rsid="002948a8" style:font-size-asian="14pt" style:font-weight-asian="bold" style:font-size-complex="16pt" style:font-weight-complex="bold"/>
    </style:style>
    <style:style style:name="P28" style:family="paragraph" style:parent-style-name="Standard">
      <style:text-properties fo:font-size="16pt" style:text-underline-style="none" fo:font-weight="bold" officeooo:rsid="002afd22" officeooo:paragraph-rsid="002afd22" style:font-size-asian="14pt" style:font-weight-asian="bold" style:font-size-complex="16pt" style:font-weight-complex="bold"/>
    </style:style>
    <style:style style:name="P29" style:family="paragraph" style:parent-style-name="Standard">
      <style:text-properties fo:font-size="16pt" style:text-underline-style="none" fo:font-weight="normal" officeooo:rsid="000aa36d" officeooo:paragraph-rsid="000aa36d" style:font-size-asian="16pt" style:font-weight-asian="normal" style:font-size-complex="16pt" style:font-weight-complex="normal"/>
    </style:style>
    <style:style style:name="P30" style:family="paragraph" style:parent-style-name="Standard">
      <style:text-properties fo:font-size="16pt" style:text-underline-style="none" fo:font-weight="normal" officeooo:rsid="0028eaf6" officeooo:paragraph-rsid="0028eaf6" style:font-size-asian="14pt" style:font-weight-asian="normal" style:font-size-complex="16pt" style:font-weight-complex="normal"/>
    </style:style>
    <style:style style:name="P31" style:family="paragraph" style:parent-style-name="Standard">
      <style:text-properties fo:font-size="16pt" style:text-underline-style="none" fo:font-weight="normal" officeooo:rsid="002948a8" officeooo:paragraph-rsid="002948a8" style:font-size-asian="14pt" style:font-weight-asian="normal" style:font-size-complex="16pt" style:font-weight-complex="normal"/>
    </style:style>
    <style:style style:name="P32" style:family="paragraph" style:parent-style-name="Standard">
      <style:text-properties fo:font-size="16pt" style:text-underline-style="none" fo:font-weight="normal" officeooo:rsid="000aa36d" officeooo:paragraph-rsid="000aa36d" style:font-size-asian="14pt" style:font-weight-asian="normal" style:font-size-complex="16pt" style:font-weight-complex="normal"/>
    </style:style>
    <style:style style:name="P33" style:family="paragraph" style:parent-style-name="Standard">
      <style:paragraph-properties style:line-height-at-least="0.529cm"/>
      <style:text-properties fo:color="#000000" fo:background-color="#fffffe"/>
    </style:style>
    <style:style style:name="P34" style:family="paragraph" style:parent-style-name="Standard">
      <style:text-properties fo:color="#008000" style:font-name="SourceCodePro, monospace" fo:font-size="11.25pt" fo:font-weight="normal" fo:background-color="#fffffe" style:font-size-asian="16pt" style:font-weight-asian="normal" style:font-size-complex="16pt" style:font-weight-complex="normal"/>
    </style:style>
    <style:style style:name="P35" style:family="paragraph" style:parent-style-name="Text_20_body" style:list-style-name="L2">
      <style:text-properties fo:font-size="22pt" style:text-underline-style="none" fo:font-weight="normal" officeooo:rsid="000dd1fb" style:font-size-asian="19.25pt" style:font-weight-asian="normal" style:font-size-complex="22pt"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20pt" style:font-size-asian="20pt" style:font-size-complex="20pt"/>
    </style:style>
    <style:style style:name="P38" style:family="paragraph" style:parent-style-name="Text_20_body">
      <style:text-properties fo:font-size="20pt" style:text-underline-style="solid" style:text-underline-width="auto" style:text-underline-color="font-color" fo:font-weight="bold" style:font-size-asian="20pt" style:font-weight-asian="bold" style:font-size-complex="20pt" style:font-weight-complex="bold"/>
    </style:style>
    <style:style style:name="P39" style:family="paragraph" style:parent-style-name="Text_20_body" style:list-style-name="L3"/>
    <style:style style:name="P40" style:family="paragraph" style:parent-style-name="Text_20_body">
      <style:text-properties officeooo:paragraph-rsid="00207405"/>
    </style:style>
    <style:style style:name="P41" style:family="paragraph" style:parent-style-name="Text_20_body" style:list-style-name="L4"/>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4"/>
    <style:style style:name="P47" style:family="paragraph" style:parent-style-name="Text_20_body" style:list-style-name="L12">
      <style:text-properties fo:font-size="16pt" style:font-size-asian="16pt" style:font-size-complex="16pt"/>
    </style:style>
    <style:style style:name="P48" style:family="paragraph" style:parent-style-name="Text_20_body">
      <style:text-properties fo:font-size="16pt" fo:font-weight="normal" style:font-size-asian="16pt" style:font-weight-asian="normal" style:font-size-complex="16pt" style:font-weight-complex="normal"/>
    </style:style>
    <style:style style:name="P49" style:family="paragraph" style:parent-style-name="Text_20_body" style:list-style-name="L15">
      <style:text-properties fo:font-size="16pt" fo:font-weight="normal" style:font-size-asian="16pt" style:font-weight-asian="normal" style:font-size-complex="16pt" style:font-weight-complex="normal"/>
    </style:style>
    <style:style style:name="P50" style:family="paragraph" style:parent-style-name="Text_20_body">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P52" style:family="paragraph" style:parent-style-name="Text_20_body" style:list-style-name="L2">
      <style:paragraph-properties fo:margin-top="0cm" fo:margin-bottom="0cm" loext:contextual-spacing="false"/>
      <style:text-properties fo:font-size="22pt" style:text-underline-style="none" fo:font-weight="normal" officeooo:rsid="000dd1fb" style:font-size-asian="19.25pt" style:font-weight-asian="normal" style:font-size-complex="22pt" style:font-weight-complex="normal"/>
    </style:style>
    <style:style style:name="P53" style:family="paragraph" style:parent-style-name="Text_20_body" style:list-style-name="L3">
      <style:paragraph-properties fo:margin-top="0cm" fo:margin-bottom="0cm" loext:contextual-spacing="false"/>
    </style:style>
    <style:style style:name="P54" style:family="paragraph" style:parent-style-name="Text_20_body" style:list-style-name="L5">
      <style:paragraph-properties fo:margin-top="0cm" fo:margin-bottom="0cm" loext:contextual-spacing="false"/>
    </style:style>
    <style:style style:name="P55" style:family="paragraph" style:parent-style-name="Text_20_body" style:list-style-name="L6">
      <style:paragraph-properties fo:margin-top="0cm" fo:margin-bottom="0cm" loext:contextual-spacing="false"/>
    </style:style>
    <style:style style:name="P56" style:family="paragraph" style:parent-style-name="Text_20_body" style:list-style-name="L7">
      <style:paragraph-properties fo:margin-top="0cm" fo:margin-bottom="0cm" loext:contextual-spacing="false"/>
    </style:style>
    <style:style style:name="P57" style:family="paragraph" style:parent-style-name="Text_20_body" style:list-style-name="L10">
      <style:paragraph-properties fo:margin-top="0cm" fo:margin-bottom="0cm" loext:contextual-spacing="false"/>
    </style:style>
    <style:style style:name="P58" style:family="paragraph" style:parent-style-name="Text_20_body" style:list-style-name="L11">
      <style:paragraph-properties fo:margin-top="0cm" fo:margin-bottom="0cm" loext:contextual-spacing="false"/>
    </style:style>
    <style:style style:name="P59" style:family="paragraph" style:parent-style-name="Text_20_body" style:list-style-name="L12">
      <style:paragraph-properties fo:margin-top="0cm" fo:margin-bottom="0cm" loext:contextual-spacing="false"/>
    </style:style>
    <style:style style:name="P60" style:family="paragraph" style:parent-style-name="Text_20_body">
      <style:paragraph-properties fo:margin-top="0cm" fo:margin-bottom="0cm" loext:contextual-spacing="false"/>
      <style:text-properties fo:font-size="16pt" style:font-size-asian="16pt" style:font-size-complex="16pt"/>
    </style:style>
    <style:style style:name="P61" style:family="paragraph" style:parent-style-name="Text_20_body" style:list-style-name="L15">
      <style:paragraph-properties fo:margin-top="0cm" fo:margin-bottom="0cm" loext:contextual-spacing="false"/>
      <style:text-properties fo:font-size="16pt" fo:font-weight="normal" style:font-size-asian="16pt" style:font-weight-asian="normal" style:font-size-complex="16pt" style:font-weight-complex="normal"/>
    </style:style>
    <style:style style:name="T1" style:family="text">
      <style:text-properties officeooo:rsid="0010392a"/>
    </style:style>
    <style:style style:name="T2" style:family="text">
      <style:text-properties officeooo:rsid="00113034"/>
    </style:style>
    <style:style style:name="T3" style:family="text">
      <style:text-properties officeooo:rsid="001191de"/>
    </style:style>
    <style:style style:name="T4" style:family="text">
      <style:text-properties officeooo:rsid="0012832e"/>
    </style:style>
    <style:style style:name="T5" style:family="text">
      <style:text-properties fo:font-size="22pt" style:text-underline-style="none" fo:font-weight="normal" officeooo:rsid="000dd1fb" style:font-size-asian="19.25pt" style:font-weight-asian="normal" style:font-size-complex="22pt" style:font-weight-complex="normal"/>
    </style:style>
    <style:style style:name="T6" style:family="text">
      <style:text-properties fo:font-size="14pt" style:font-size-asian="14pt" style:font-size-complex="14pt"/>
    </style:style>
    <style:style style:name="T7" style:family="text">
      <style:text-properties officeooo:rsid="001479c0"/>
    </style:style>
    <style:style style:name="T8" style:family="text">
      <style:text-properties officeooo:rsid="00207405"/>
    </style:style>
    <style:style style:name="T9" style:family="text">
      <style:text-properties fo:font-size="16pt" style:font-size-asian="16pt" style:font-size-complex="16pt"/>
    </style:style>
    <style:style style:name="T10" style:family="text">
      <style:text-properties officeooo:rsid="0023c267"/>
    </style:style>
    <style:style style:name="T11" style:family="text">
      <style:text-properties style:font-name="SourceCodePro, monospace" fo:font-size="11.25pt" fo:font-weight="normal"/>
    </style:style>
    <style:style style:name="T12" style:family="text">
      <style:text-properties fo:color="#008080" style:font-name="SourceCodePro, monospace" fo:font-size="11.25pt" fo:font-weight="normal"/>
    </style:style>
    <style:style style:name="T13" style:family="text">
      <style:text-properties fo:color="#008000" style:font-name="SourceCodePro, monospace" fo:font-size="11.25pt" fo:font-weight="normal"/>
    </style:style>
    <style:style style:name="T14" style:family="text">
      <style:text-properties officeooo:rsid="0028ae15"/>
    </style:style>
    <style:style style:name="T1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text:span text:style-name="T14">Data types, </text:span>Functions&amp; Objects in JS </text:p>
      <text:p text:style-name="P12"/>
      <text:p text:style-name="P13">Function:</text:p>
      <text:p text:style-name="P14"/>
      <text:p text:style-name="P30">Functions in JavaScript are declared using the <text:span text:style-name="Source_20_Text">function</text:span> keyword. A function declaration creates a function that's a <text:span text:style-name="Emphasis">Function</text:span> object having all the properties, methods, and behaviors of Function objects. By default, functions return the value <text:span text:style-name="Source_20_Text">undefined</text:span>; to return any other value, the function must have a return statement that consists of the <text:span text:style-name="Source_20_Text">return</text:span> keyword followed by the value to be returned (this can be a literal value, a variable, or even a call to a function).</text:p>
      <text:p text:style-name="P30"/>
      <text:p text:style-name="P27">Function expression:</text:p>
      <text:p text:style-name="P31">A function expression is very similar to (and has almost the same syntax as) a function statement. The main difference between a <text:span text:style-name="Emphasis">function expression</text:span> and a <text:span text:style-name="Emphasis">function statement</text:span> is the function <text:span text:style-name="Emphasis">name</text:span>, which can be omitted from a function expression to create an <text:a xlink:type="simple" xlink:href="https://en.wikipedia.org/wiki/Anonymous_function" text:style-name="Internet_20_link" text:visited-style-name="Visited_20_Internet_20_Link">anonymous function</text:a>. Function expressions are often used as <text:a xlink:type="simple" xlink:href="https://en.wikipedia.org/wiki/Immediately-invoked_function_expression" text:style-name="Internet_20_link" text:visited-style-name="Visited_20_Internet_20_Link">Immediately Invoked Function Expressions</text:a> (IIFEs), which run as soon as they're defined.</text:p>
      <text:p text:style-name="P12"/>
      <text:p text:style-name="P28">Eg:</text:p>
      <text:p text:style-name="P28"/>
      <text:p text:style-name="P32">function main(input) {</text:p>
      <text:p text:style-name="P32"/>
      <text:p text:style-name="P32"><text:s text:c="4"/>/**</text:p>
      <text:p text:style-name="P32"><text:s text:c="4"/>* <text:s text:c="2"/>Defines an unnamed function and assigns it to a variable named square. </text:p>
      <text:p text:style-name="P32"><text:s text:c="4"/>* <text:s text:c="2"/>@param {Number} x</text:p>
      <text:p text:style-name="P32"><text:s text:c="4"/>* <text:s text:c="2"/>@returns {Number} The value of argument squared. <text:s text:c="8"/></text:p>
      <text:p text:style-name="P32"><text:s text:c="4"/>**/</text:p>
      <text:p text:style-name="P32"><text:s text:c="4"/>var square = function(x) {</text:p>
      <text:p text:style-name="P32"><text:s text:c="8"/>return x * x;</text:p>
      <text:p text:style-name="P32"><text:s text:c="4"/>};</text:p>
      <text:p text:style-name="P32"/>
      <text:p text:style-name="P32"><text:s text:c="4"/>// Print the value returned by passing input as x to the </text:p>
      <text:p text:style-name="P32"><text:s text:c="4"/>// anonymous function referenced by variable square</text:p>
      <text:p text:style-name="P32"><text:soft-page-break/><text:s text:c="4"/>console.log(square(input));</text:p>
      <text:p text:style-name="P32">}</text:p>
      <text:p text:style-name="P23"/>
      <text:p text:style-name="P23"/>
      <text:p text:style-name="P23">Types of functions:</text:p>
      <text:list xml:id="list4006690022" text:style-name="L1">
        <text:list-header>
          <text:p text:style-name="P16"/>
        </text:list-header>
        <text:list-item>
          <text:p text:style-name="P16">Named functions</text:p>
        </text:list-item>
        <text:list-item>
          <text:p text:style-name="P16">Anomymous functions</text:p>
        </text:list-item>
        <text:list-item>
          <text:p text:style-name="P16">Immediately invoked function expressions.</text:p>
        </text:list-item>
      </text:list>
      <text:p text:style-name="P15"/>
      <text:p text:style-name="P17">Eg <text:span text:style-name="T3">of custom function</text:span> : </text:p>
      <text:p text:style-name="P19">function findBiggestFraction(<text:span text:style-name="T4">a, b</text:span>){</text:p>
      <text:p text:style-name="P19"><text:tab/><text:span text:style-name="T1">a&gt;b ? console.log(“a ”, a) : console.log(“b”, b);</text:span></text:p>
      <text:p text:style-name="P20">}</text:p>
      <text:p text:style-name="P22"><text:span text:style-name="T2">va</text:span>r a = 3/4;</text:p>
      <text:p text:style-name="P22"><text:span text:style-name="T2">va</text:span>r b = 5/7;</text:p>
      <text:p text:style-name="P21">findBiggestFraction(<text:span text:style-name="T4">a, b</text:span>);</text:p>
      <text:p text:style-name="P18"/>
      <text:h text:style-name="P3" text:outline-level="2"><text:bookmark text:name="table-of-contents-heading-9f04"/>Lexical Structure</text:h>
      <text:p text:style-name="Text_20_body"><text:span text:style-name="T5">The lexical structure of a programming language is the set of elementary rules that tells you </text:span><text:span text:style-name="Emphasis"><text:span text:style-name="T5">how</text:span></text:span><text:span text:style-name="T5"> to write programs in that language. It's essentially the lowest-level syntax of a language and specifies such things as what variable names look like, the delimiter characters for comments, and how one program statement is separated from the next.</text:span></text:p>
      <text:h text:style-name="P2" text:outline-level="2"><text:bookmark text:name="table-of-contents-heading-3264"/><text:soft-page-break/>Character Set</text:h>
      <text:list xml:id="list991348512" text:style-name="L2">
        <text:list-item>
          <text:p text:style-name="P51"><text:span text:style-name="T5">JavaScript programs are written using the </text:span><text:span text:style-name="Emphasis"><text:span text:style-name="T5">Unicode</text:span></text:span><text:span text:style-name="T5"> character set. Unicode is a superset of </text:span><text:span text:style-name="Emphasis"><text:span text:style-name="T5">ASCII</text:span></text:span><text:span text:style-name="T5"> and </text:span><text:span text:style-name="Emphasis"><text:span text:style-name="T5">Latin-1</text:span></text:span><text:span text:style-name="T5">. </text:span></text:p>
        </text:list-item>
        <text:list-item>
          <text:p text:style-name="P52">JavaScript is a case-sensitive language. </text:p>
        </text:list-item>
        <text:list-item>
          <text:p text:style-name="P35">JavaScript ignores spaces that appear between tokens in programs. For the most part, JavaScript also ignores line breaks. </text:p>
        </text:list-item>
      </text:list>
      <text:h text:style-name="P2" text:outline-level="2"><text:bookmark text:name="table-of-contents-heading-df60"/>Printing Output</text:h>
      <text:p text:style-name="Text_20_body"><text:span text:style-name="T5">We use the </text:span><text:span text:style-name="Emphasis"><text:span text:style-name="T5">console.log</text:span></text:span><text:span text:style-name="T5"> method to write data to standard output in JavaScript. </text:span></text:p>
      <text:p text:style-name="Text_20_body"><text:span text:style-name="T6"/></text:p>
      <text:p text:style-name="P37">//<text:span text:style-name="T7">Example</text:span></text:p>
      <text:p text:style-name="P37">function main() {</text:p>
      <text:p text:style-name="P37"><text:s text:c="4"/>console.log("You entered the following text in the Input box:");</text:p>
      <text:p text:style-name="P37"/>
      <text:p text:style-name="P37"><text:s text:c="4"/>const input = readLine();</text:p>
      <text:p text:style-name="P37"><text:s text:c="4"/>console.log(input);</text:p>
      <text:p text:style-name="P37">}</text:p>
      <text:p text:style-name="P37"/>
      <text:p text:style-name="P37"/>
      <text:p text:style-name="P37"/>
      <text:h text:style-name="P4" text:outline-level="2"><text:soft-page-break/></text:h>
      <text:h text:style-name="P4" text:outline-level="2"><text:bookmark text:name="table-of-contents-heading-4abb"/>Comments</text:h>
      <text:p text:style-name="Text_20_body">JavaScript supports two styles of comments, as demonstrated below.</text:p>
      <text:h text:style-name="Heading_20_3" text:outline-level="3">Inline Comments</text:h>
      <text:p text:style-name="Text_20_body">Any text between a <text:span text:style-name="Source_20_Text">//</text:span> and the end of a line is ignored by JavaScript and treated as a comment:</text:p>
      <text:p text:style-name="Preformatted_20_Text">console.log("This is an instruction that won't be ignored.");</text:p>
      <text:p text:style-name="P11">// This is an inline comment and will be ignored</text:p>
      <text:h text:style-name="Heading_20_3" text:outline-level="3">Block Comments</text:h>
      <text:p text:style-name="Text_20_body">Any text between <text:span text:style-name="Source_20_Text">/*</text:span> and <text:span text:style-name="Source_20_Text">*/</text:span> is also treated as a comment:</text:p>
      <text:p text:style-name="Preformatted_20_Text">console.log("This is an instruction that won't be ignored.");</text:p>
      <text:p text:style-name="Preformatted_20_Text">/*</text:p>
      <text:p text:style-name="Preformatted_20_Text"><text:s/>* This is a block comment and will be ignored</text:p>
      <text:p text:style-name="Preformatted_20_Text"><text:s/>*/</text:p>
      <text:p text:style-name="Preformatted_20_Text"><text:s/></text:p>
      <text:p text:style-name="Preformatted_20_Text">console.log("This is an instruction that won't be ignored.");</text:p>
      <text:p text:style-name="Preformatted_20_Text"/>
      <text:p text:style-name="Preformatted_20_Text">/*</text:p>
      <text:p text:style-name="Preformatted_20_Text"><text:s/>* This is part of our block comment and will be ignored</text:p>
      <text:p text:style-name="Preformatted_20_Text"><text:s/>* This is part of the same block comment and will be ignored</text:p>
      <text:p text:style-name="P11"><text:s/>*/</text:p>
      <text:p text:style-name="P38"/>
      <text:p text:style-name="P38">Literals</text:p>
      <text:p text:style-name="P38"/>
      <text:p text:style-name="P37">A literal is a data value that appears directly in a program. For example:</text:p>
      <text:p text:style-name="P37"/>
      <text:p text:style-name="P37">// The integer number twelve:</text:p>
      <text:p text:style-name="P37">12 </text:p>
      <text:p text:style-name="P37"/>
      <text:p text:style-name="P37">// The floating-point number one-point-two:</text:p>
      <text:p text:style-name="P37">1.2 </text:p>
      <text:p text:style-name="P37"><text:soft-page-break/></text:p>
      <text:p text:style-name="P37">// A string of text:</text:p>
      <text:p text:style-name="P37">"Hello, World." </text:p>
      <text:p text:style-name="P37"/>
      <text:p text:style-name="P37">// Another string:</text:p>
      <text:p text:style-name="P37">'Hi!' </text:p>
      <text:p text:style-name="P37"/>
      <text:p text:style-name="P37">// A boolean value:</text:p>
      <text:p text:style-name="P37">true </text:p>
      <text:p text:style-name="P37"/>
      <text:p text:style-name="P37">// The absence of an object:</text:p>
      <text:p text:style-name="P37">null </text:p>
      <text:p text:style-name="P37"/>
      <text:p text:style-name="P37">More complex expressions can serve as array and object literals.</text:p>
      <text:p text:style-name="P37"/>
      <text:p text:style-name="P37">// An object initializer:</text:p>
      <text:p text:style-name="P37">{x: 1, y: 2} </text:p>
      <text:p text:style-name="P37"/>
      <text:p text:style-name="P37">// An array initializer:</text:p>
      <text:p text:style-name="P37">[1, 2, 3, 4, 5] </text:p>
      <text:p text:style-name="P25"/>
      <text:p text:style-name="P26"><text:soft-page-break/>Identifiers:</text:p>
      <text:p text:style-name="P29"/>
      <text:p text:style-name="P29">An identifier is simply a name that you can specify and use as a means of referring back to a specific value or other piece of code. In JavaScript, identifiers are used to name variables and functions, as well as to provide labels for certain code loops.</text:p>
      <text:p text:style-name="P29"/>
      <text:p text:style-name="P29">A JavaScript identifier must begin with a letter, an underscore (_), or a dollar sign ($). Subsequent characters can be letters, underscores, dollar signs, or digits (i.e., the numbers</text:p>
      <text:p text:style-name="P29">through</text:p>
      <text:p text:style-name="P29"/>
      <text:p text:style-name="P29">). Like many other languages, JavaScript doesn't allow digits as the first character of an identifier because it makes them more easily distinguishable from numbers.</text:p>
      <text:p text:style-name="P29"/>
      <text:p text:style-name="P29">// Some valid identifiers are:</text:p>
      <text:p text:style-name="P29">x</text:p>
      <text:p text:style-name="P29">variable_name</text:p>
      <text:p text:style-name="P29">sum13</text:p>
      <text:p text:style-name="P29">_variable</text:p>
      <text:p text:style-name="P29">$variable</text:p>
      <text:p text:style-name="P29"/>
      <text:p text:style-name="P29">A number of identifiers are reserved words or keywords, meaning they are part of a set of predefined words that have special meaning in the language itself. You cannot use these words as identifiers in your programs. For example, for and function are reserved words in JavaScript. In addition, there are a number of predefined global variables and functions; it's important to avoid using these predefined names for your own variables and functions.</text:p>
      <text:p text:style-name="P26"/>
      <text:p text:style-name="P26">Optional Semicolon:</text:p>
      <text:p text:style-name="P26"/>
      <text:p text:style-name="P29">Like many programming languages, JavaScript uses the semicolon (;) to separate statements from each other. This is important as it makes the meaning of your code clear; without a separator, the end of one statement might appear to be the beginning of the next (and vice versa). In JavaScript, you can usually omit the semicolon between two statements as long as those statements are written on separate lines.</text:p>
      <text:p text:style-name="P24"><text:soft-page-break/></text:p>
      <text:h text:style-name="P5" text:outline-level="2">Data Types</text:h>
      <text:h text:style-name="Heading_20_1" text:outline-level="1">JavaScript's Data Types</text:h>
      <text:p text:style-name="Text_20_body"><text:span text:style-name="T6">The latest </text:span><text:a xlink:type="simple" xlink:href="http://www.ecma-international.org/ecma-262/7.0/index.html" text:style-name="Internet_20_link" text:visited-style-name="Visited_20_Internet_20_Link"><text:span text:style-name="T6">ECMAScript</text:span></text:a><text:span text:style-name="T6"> standard defines seven data types:</text:span></text:p>
      <text:list xml:id="list1444536299" text:style-name="L3">
        <text:list-item>
          <text:p text:style-name="P53"><text:span text:style-name="T6">A </text:span><text:span text:style-name="Emphasis"><text:span text:style-name="T6">primitive</text:span></text:span><text:span text:style-name="T6"> value or data type is data that is not an object and has no methods. All primitives are immutable, meaning they cannot be changed. There are six primitive types: </text:span></text:p>
          <text:list>
            <text:list-item>
              <text:p text:style-name="P53"><text:span text:style-name="Emphasis"><text:span text:style-name="T6">Number</text:span></text:span><text:span text:style-name="T6"> </text:span></text:p>
            </text:list-item>
            <text:list-item>
              <text:p text:style-name="P53"><text:span text:style-name="Emphasis"><text:span text:style-name="T6">String</text:span></text:span><text:span text:style-name="T6"> </text:span></text:p>
            </text:list-item>
            <text:list-item>
              <text:p text:style-name="P53"><text:span text:style-name="Emphasis"><text:span text:style-name="T6">Boolean</text:span></text:span><text:span text:style-name="T6"> </text:span></text:p>
            </text:list-item>
            <text:list-item>
              <text:p text:style-name="P53"><text:span text:style-name="Emphasis"><text:span text:style-name="T6">Symbol</text:span></text:span><text:span text:style-name="T6"> </text:span></text:p>
            </text:list-item>
            <text:list-item>
              <text:p text:style-name="P53"><text:span text:style-name="Emphasis"><text:span text:style-name="T6">Null</text:span></text:span><text:span text:style-name="T6"> </text:span></text:p>
            </text:list-item>
            <text:list-item>
              <text:p text:style-name="P53"><text:span text:style-name="Emphasis"><text:span text:style-name="T6">Undefined</text:span></text:span></text:p>
            </text:list-item>
          </text:list>
        </text:list-item>
        <text:list-item>
          <text:p text:style-name="P39"><text:span text:style-name="T6">The seventh data type is </text:span><text:span text:style-name="Emphasis"><text:span text:style-name="T6">Object</text:span></text:span><text:span text:style-name="T6"> </text:span></text:p>
        </text:list-item>
      </text:list>
      <text:p text:style-name="P36"/>
      <text:h text:style-name="Heading_20_2" text:outline-level="2"><text:bookmark text:name="table-of-contents-heading-4c02"/>Number Data Type</text:h>
      <text:p text:style-name="Text_20_body">According to the ECMAScript standard, all numbers are <text:a xlink:type="simple" xlink:href="https://en.wikipedia.org/wiki/Double-precision_floating-point_format" text:style-name="Internet_20_link" text:visited-style-name="Visited_20_Internet_20_Link">double-precision 64-bit binary format IEEE 754-2008</text:a>, meaning there is no specific type for integers. </text:p>
      <text:h text:style-name="Heading_20_3" text:outline-level="3">Maximum Value for a Number</text:h>
      <text:p text:style-name="Text_20_body">The <text:span text:style-name="Source_20_Text">MAX_VALUE</text:span> property has a value of approximately <text:bookmark text:name="MathJax-Element-1-Frame"/></text:p>
      <text:p text:style-name="Text_20_body"><text:bookmark text:name="MathJax-Element-1-Frame1"/>. Values larger than <text:span text:style-name="Source_20_Text">Number.MAX_VALUE</text:span> are represented as <text:span text:style-name="Source_20_Text">Infinity</text:span>.</text:p>
      <text:h text:style-name="Heading_20_3" text:outline-level="3">Minimum Value for a Number</text:h>
      <text:p text:style-name="Text_20_body">The <text:span text:style-name="Source_20_Text">MIN_VALUE</text:span> property is the smallest positive value of the <text:span text:style-name="Emphasis">Number</text:span> type closest to <text:bookmark text:name="MathJax-Element-2-Frame"/></text:p>
      <text:p text:style-name="P40">, not the most negative number, that JavaScript can represent. </text:p>
      <text:p text:style-name="P40"><text:span text:style-name="Source_20_Text">MIN_VALUE</text:span> has a value of approximately <text:bookmark text:name="MathJax-Element-3-Frame"/>. Values smaller than <text:span text:style-name="Source_20_Text">Number.MIN_VALUE</text:span> ("underflow values") are converted to <text:span text:style-name="T8">0.</text:span></text:p>
      <text:h text:style-name="P9" text:outline-level="3">Symbolic Numbers</text:h>
      <text:p text:style-name="Text_20_body">There are three symbolic number values:</text:p>
      <text:list xml:id="list2883972469" text:style-name="L4">
        <text:list-item>
          <text:p text:style-name="P41"><text:span text:style-name="Source_20_Text">Infinity</text:span>: This is any number divided by <text:bookmark text:name="MathJax-Element-5-Frame"/></text:p>
        </text:list-item>
      </text:list>
      <text:p text:style-name="P50">, or an attempt to multiply <text:span text:style-name="Source_20_Text">Number.MAX_VALUE</text:span> by an integer <text:bookmark text:name="MathJax-Element-6-Frame"/></text:p>
      <text:list xml:id="list2639249135" text:style-name="L5">
        <text:list-item>
          <text:p text:style-name="P54">. </text:p>
        </text:list-item>
      </text:list>
      <text:list xml:id="list3749406630" text:style-name="L6">
        <text:list-item>
          <text:p text:style-name="P55"><text:soft-page-break/><text:span text:style-name="Source_20_Text">-Infinity</text:span>: This is any number divided by <text:bookmark text:name="MathJax-Element-7-Frame"/>, or an attempt to multiply <text:span text:style-name="Source_20_Text">Number.MAX_VALUE</text:span> by an integer <text:bookmark text:name="MathJax-Element-8-Frame"/></text:p>
        </text:list-item>
      </text:list>
      <text:list xml:id="list87386719" text:style-name="L7">
        <text:list-item>
          <text:p text:style-name="P56">. </text:p>
        </text:list-item>
      </text:list>
      <text:list xml:id="list1072371996" text:style-name="L8">
        <text:list-item>
          <text:p text:style-name="P42"><text:span text:style-name="Source_20_Text">NaN</text:span>: This stands for "Not-a-Number" and denotes an unrepresentable value (i.e., <text:bookmark text:name="MathJax-Element-9-Frame"/></text:p>
        </text:list-item>
      </text:list>
      <text:list xml:id="list1537256387" text:style-name="L9">
        <text:list-item>
          <text:p text:style-name="P43">). </text:p>
        </text:list-item>
      </text:list>
      <text:h text:style-name="Heading_20_3" text:outline-level="3">The <text:span text:style-name="Emphasis">isSafeInteger</text:span> Method</text:h>
      <text:p text:style-name="Text_20_body">A <text:span text:style-name="Emphasis">safe integer</text:span> is an integer that:</text:p>
      <text:list xml:id="list260151461" text:style-name="L10">
        <text:list-item>
          <text:p text:style-name="P57">Can be exactly represented as an IEEE-754 double precision number, and </text:p>
        </text:list-item>
        <text:list-item>
          <text:p text:style-name="P44">Whose IEEE-754 representation cannot be the result of rounding any other integer to fit the IEEE-754 representation. </text:p>
        </text:list-item>
      </text:list>
      <text:p text:style-name="Text_20_body">The <text:span text:style-name="Source_20_Text">Number.isSafeInteger()</text:span> method determines whether the provided value is a number that is a safe integer.</text:p>
      <text:h text:style-name="Heading_20_3" text:outline-level="3">Maximum Safe Integer</text:h>
      <text:p text:style-name="Text_20_body">The <text:span text:style-name="Source_20_Text">Number.MAX_SAFE_INTEGER</text:span> constant has a value of <text:bookmark text:name="MathJax-Element-10-Frame"/></text:p>
      <text:p text:style-name="Text_20_body">, or <text:bookmark text:name="MathJax-Element-11-Frame"/></text:p>
      <text:p text:style-name="Text_20_body">.</text:p>
      <text:h text:style-name="Heading_20_3" text:outline-level="3">Minimum Safe Integer</text:h>
      <text:p text:style-name="Text_20_body">The <text:span text:style-name="Source_20_Text">Number.MIN_SAFE_INTEGER</text:span> constant has a value of <text:bookmark text:name="MathJax-Element-12-Frame"/></text:p>
      <text:p text:style-name="Text_20_body">, or <text:bookmark text:name="MathJax-Element-13-Frame"/>.</text:p>
      <text:p text:style-name="Text_20_body"/>
      <text:h text:style-name="Heading_20_2" text:outline-level="2"><text:bookmark text:name="table-of-contents-heading-8f0f"/>String Data Type</text:h>
      <text:p text:style-name="Text_20_body">A string value is a chain of zero or more Unicode characters (i.e., letters, digits, and punctuation marks) that we use to represent text. We include string literals in our scripts by enclosing them in single (<text:span text:style-name="Source_20_Text">'</text:span>) or double (<text:span text:style-name="Source_20_Text">"</text:span>) quotation marks. Double quotation marks can be contained in strings surrounded by single quotation marks (e.g., <text:span text:style-name="Source_20_Text">'"'</text:span> evaluates to <text:span text:style-name="Source_20_Text">"</text:span>), and single quotation marks can be contained in strings surrounded by double quotation marks (e.g., <text:span text:style-name="Source_20_Text">"'"</text:span> evaluates to <text:span text:style-name="Source_20_Text">'</text:span>). </text:p>
      <text:p text:style-name="Text_20_body">Notice that JavaScript does not have a type to represent a single character. To represent a single character in JavaScript, you create a string that consists of only one character. A string that contains zero characters ("") is an empty (zero-length) string.</text:p>
      <text:p text:style-name="Text_20_body">Unlike in languages like C, JavaScript strings are immutable. This means that once a string is created, it is not possible to modify it. However, it is still possible to create another string based on an operation on the original string. For example:</text:p>
      <text:list xml:id="list1831888656" text:style-name="L11">
        <text:list-item>
          <text:p text:style-name="P58">A substring of the original by picking individual letters or using <text:span text:style-name="Source_20_Text">String.substr()</text:span>. </text:p>
        </text:list-item>
        <text:list-item>
          <text:p text:style-name="P45">A concatenation of two strings using the concatenation operator (<text:span text:style-name="Source_20_Text">+</text:span>) or <text:span text:style-name="Source_20_Text">String.concat()</text:span>. </text:p>
        </text:list-item>
      </text:list>
      <text:h text:style-name="Heading_20_2" text:outline-level="2"><text:bookmark text:name="table-of-contents-heading-9c3a"/><text:soft-page-break/>Boolean Data Type</text:h>
      <text:p text:style-name="Text_20_body">A boolean represents a logical entity and can have one of two literal values: <text:span text:style-name="Source_20_Text">true</text:span>, and <text:span text:style-name="Source_20_Text">false</text:span>.</text:p>
      <text:h text:style-name="Heading_20_2" text:outline-level="2"><text:bookmark text:name="table-of-contents-heading-1900"/>Symbol Data Type</text:h>
      <text:p text:style-name="Text_20_body">Symbols are new to JavaScript in ECMAScript Edition 6. A Symbol is a unique and immutable primitive value and may be used as the key of an Object property.</text:p>
      <text:h text:style-name="Heading_20_2" text:outline-level="2"><text:bookmark text:name="table-of-contents-heading-108a"/>Null Data Type</text:h>
      <text:p text:style-name="Text_20_body">The null data type is an internal type that has only one value: <text:span text:style-name="Source_20_Text">null</text:span>. This is a primitive value that represents the absence of any object value. A variable that contains null contains no valid number, string, boolean, array, or object. You can erase the contents of a variable (without deleting the variable) by assigning it the null value.</text:p>
      <text:h text:style-name="Heading_20_2" text:outline-level="2"><text:bookmark text:name="table-of-contents-heading-5217"/>Undefined Data Type</text:h>
      <text:p text:style-name="Text_20_body">The undefined value is returned when you use an object property that does not exist, or a variable that has been declared, but has never had a value assigned to it.</text:p>
      <text:h text:style-name="Heading_20_2" text:outline-level="2"><text:bookmark text:name="table-of-contents-heading-1644"/>The <text:span text:style-name="Emphasis">typeof</text:span> Operator</text:h>
      <text:p text:style-name="Text_20_body">As demonstrated in some of the code examples above, we can use the <text:span text:style-name="Source_20_Text">typeof</text:span> operator to determine the type associated with a variable's current value</text:p>
      <text:p text:style-name="Text_20_body"/>
      <text:h text:style-name="P1" text:outline-level="1">Variables</text:h>
      <text:h text:style-name="Heading_20_2" text:outline-level="2"><text:bookmark text:name="table-of-contents-heading-432f"/>Dynamic Typing:</text:h>
      <text:p text:style-name="Text_20_body"><text:span text:style-name="T6">JavaScript is a loosely typed or </text:span><text:span text:style-name="Emphasis"><text:span text:style-name="T6">dynamic</text:span></text:span><text:span text:style-name="T6"> language, meaning you don't need to declare a variable's type ahead of time and the language autmatically determines a variable's type while the program is being processed. That also means that you can reassign a single variable to reference different types.</text:span></text:p>
      <text:h text:style-name="P7" text:outline-level="2"><text:bookmark text:name="table-of-contents-heading-1e7a"/>Naming:</text:h>
      <text:p text:style-name="Text_20_body"><text:span text:style-name="T9">JavaScript is a case-sensitive language, meaning that a variable name such as </text:span><text:span text:style-name="Source_20_Text"><text:span text:style-name="T9">myVariable</text:span></text:span><text:span text:style-name="T9"> is different from the variable name </text:span><text:span text:style-name="Source_20_Text"><text:span text:style-name="T9">myvariable</text:span></text:span><text:span text:style-name="T9">. Variable names can be of any length, and the rules for creating legal variable names are as follows:</text:span></text:p>
      <text:list xml:id="list1603516062" text:style-name="L12">
        <text:list-item>
          <text:p text:style-name="P59"><text:soft-page-break/><text:span text:style-name="T9">The first character must be either an ASCII letter (uppercase or lowercase) or an underscore (</text:span><text:span text:style-name="Source_20_Text"><text:span text:style-name="T9">_</text:span></text:span><text:span text:style-name="T9">). Note that a number </text:span><text:span text:style-name="Emphasis"><text:span text:style-name="T9">cannot</text:span></text:span><text:span text:style-name="T9"> be used as the first character. </text:span></text:p>
        </text:list-item>
        <text:list-item>
          <text:p text:style-name="P47">Subsequent characters can be ASCII letters, underscores, or digits (e.g., the numbers <text:bookmark text:name="MathJax-Element-14-Frame"/></text:p>
        </text:list-item>
      </text:list>
      <text:p text:style-name="P60">through <text:span text:style-name="T10">).</text:span></text:p>
      <text:list xml:id="list65951289" text:style-name="L14">
        <text:list-item>
          <text:p text:style-name="P46"><text:span text:style-name="T9">The variable name must not be a </text:span><text:a xlink:type="simple" xlink:href="https://developer.mozilla.org/en-US/docs/Web/JavaScript/Reference/Lexical_grammar#Keywords" text:style-name="Internet_20_link" text:visited-style-name="Visited_20_Internet_20_Link"><text:span text:style-name="T9">reserved word</text:span></text:a><text:span text:style-name="T9">.</text:span></text:p>
        </text:list-item>
      </text:list>
      <text:p text:style-name="Text_20_body"><text:span text:style-name="T9"/></text:p>
      <text:h text:style-name="P8" text:outline-level="2"><text:bookmark text:name="table-of-contents-heading-3909"/>Declaration and Initialization:</text:h>
      <text:p text:style-name="Text_20_body"><text:span text:style-name="T9">The first time a variable appears in your script is considered its </text:span><text:span text:style-name="Emphasis"><text:span text:style-name="T9">declaration</text:span></text:span><text:span text:style-name="T9">. The first mention of the variable sets it up in memory, and the name allows you to refer back to it in your subsequent lines of code. You should declare variables using the </text:span><text:span text:style-name="Source_20_Text"><text:span text:style-name="T9">var</text:span></text:span><text:span text:style-name="T9"> keyword before using them. If you do not initialize a variable that was declared using the </text:span><text:span text:style-name="Source_20_Text"><text:span text:style-name="T9">var</text:span></text:span><text:span text:style-name="T9"> keyword, it automatically takes on the value </text:span><text:span text:style-name="Source_20_Text"><text:span text:style-name="T9">undefined</text:span></text:span><text:span text:style-name="T9">.</text:span></text:p>
      <text:h text:style-name="P10" text:outline-level="3">Coercion:</text:h>
      <text:p text:style-name="P48">In JavaScript, you can perform operations on values of different types without raising an exception. The JavaScript interpreter implicitly converts, or coerces, one of the data types to that of the other, then performs the operation. The rules for coercion of string, number, or boolean values are as follows:</text:p>
      <text:list xml:id="list1869099127" text:style-name="L15">
        <text:list-item>
          <text:p text:style-name="P61">If you add a number and a string, the number is coerced to a string. </text:p>
        </text:list-item>
        <text:list-item>
          <text:p text:style-name="P61">If you add a boolean and a string, the boolean is coerced to a string. </text:p>
        </text:list-item>
        <text:list-item>
          <text:p text:style-name="P49">If you add a number and a boolean, the boolean is coerced to a number. </text:p>
        </text:list-item>
      </text:list>
      <text:p text:style-name="P34">// Write code that uses console.log to print the sum of the 'firstInteger' and 'secondInteger' (converted to a Number        type) on a new line.</text:p>
      <text:p text:style-name="P33">    <text:span text:style-name="T11">console.log(firstInteger + </text:span><text:span text:style-name="T12">Number</text:span><text:span text:style-name="T11">(secondInteger));</text:span></text:p>
      <text:p text:style-name="P33">    </text:p>
      <text:p text:style-name="P33">    <text:span text:style-name="T13">// Write code that uses console.log to print the sum of 'firstDecimal' and 'secondDecimal' (converted to a Number            type) on a new line.</text:span></text:p>
      <text:p text:style-name="P33">    <text:span text:style-name="T11">console.log(firstDecimal + </text:span><text:span text:style-name="T12">Number</text:span><text:span text:style-name="T11">(secondDecimal));</text:span></text:p>
      <text:p text:style-name="P33">    </text:p>
      <text:p text:style-name="P33"><text:soft-page-break/>    <text:span text:style-name="T13">// Write code that uses console.log to print the concatenation of 'firstString' and 'secondString' on a new line. The        variable 'firstString' must be printed first.</text:span></text:p>
      <text:p text:style-name="P33">    <text:span text:style-name="T11">console.log(firstString + secondString);</text:span></text:p>
      <text:p text:style-name="P48"/>
      <text:p text:style-name="P24"/>
      <text:p text:style-name="P24"/>
      <text:h text:style-name="P5" text:outline-level="2"><text:bookmark text:name="table-of-contents-heading-0d81"/><text:a xlink:type="simple" xlink:href="https://en.wikipedia.org/wiki/Recursion_(computer_science)" text:style-name="Internet_20_link" text:visited-style-name="Visited_20_Internet_20_Link">Recursion</text:a></text:h>
      <text:p text:style-name="Text_20_body">This is an extremely important algorithmic concept that involves splitting a problem into two parts: a <text:span text:style-name="Emphasis">base case</text:span> and a <text:span text:style-name="Emphasis">recursive case</text:span>. The problem is divided into smaller subproblems which are then solved recursively until such time as they are small enough and meet some base case; once the base case is met, the solutions for each subproblem are combined and their result is the answer to the entire problem. </text:p>
      <text:p text:style-name="Text_20_body">If the base case is not met, the function's recursive case calls the function again with modified values. The code must be structured in such a way that the base case is reachable after some number of iterations, meaning that each subsequent modified value should bring you closer and closer to the base case; otherwise, you'll be stuck in the dreaded <text:a xlink:type="simple" xlink:href="https://en.wikipedia.org/wiki/Infinite_loop" text:style-name="Internet_20_link" text:visited-style-name="Visited_20_Internet_20_Link">infinite loop</text:a>!</text:p>
      <text:p text:style-name="Text_20_body">It's important to note that any task that can be accomplished recursively can also be performed <text:a xlink:type="simple" xlink:href="https://en.wikipedia.org/wiki/Iteration#Computing" text:style-name="Internet_20_link" text:visited-style-name="Visited_20_Internet_20_Link">iteratively</text:a> (i.e., through a sequence of repeatable steps). Recursive solutions tend to be easier to read and understand than iterative ones, but there are often performance drawbacks associated with recursive solutions that you're going to want to evaluate on a case-by-case basis. Typically, we use recursion when each recursive call significantly reduces the size of the problem (e.g., if we can halve the dataset during each recursive call). Regardless of the advisability of recursively solving a problem, it's extremely important to practice and understand <text:span text:style-name="Emphasis">how</text:span> to recursively solve problems.</text:p>
      <text:p text:style-name="P24"/>
      <text:h text:style-name="P6" text:outline-level="2">Variable Declaration Keywords:</text:h>
      <text:h text:style-name="Heading_20_2" text:outline-level="2"><text:bookmark text:name="table-of-contents-heading-c711"/><text:span text:style-name="Source_20_Text">var</text:span></text:h>
      <text:p text:style-name="Text_20_body">We use the <text:span text:style-name="Emphasis">var</text:span> keyword to declare variables. The scope of a variable declared using this keyword is within the context wherever it was declared. For variables declared outside any function, this means they are globally available throughout the program. For variables declared within a function, this means they are only available within the function itself.</text:p>
      <text:h text:style-name="P5" text:outline-level="2"><text:bookmark text:name="table-of-contents-heading-519e"/><text:span text:style-name="Source_20_Text"><text:span text:style-name="T15">let</text:span></text:span></text:h>
      <text:p text:style-name="Text_20_body">We use the <text:span text:style-name="Emphasis">let</text:span> keyword to declare variables that are limited in scope to the block, statement, or expression in which they are used. This is unlike the <text:span text:style-name="Emphasis">var</text:span> keyword, which defines a variable globally or locally to an entire function regardless of block scope.</text:p>
      <text:h text:style-name="P5" text:outline-level="2"><text:bookmark text:name="table-of-contents-heading-2ff2"/><text:soft-page-break/><text:span text:style-name="Source_20_Text"><text:span text:style-name="T15">const</text:span></text:span></text:h>
      <text:p text:style-name="Text_20_body">We use the <text:span text:style-name="Emphasis">const</text:span> keyword to create a <text:span text:style-name="Emphasis">read-only</text:span> reference to a value, meaning the value referenced by this variable cannot be reassigned. Because the value referenced by a constant variable cannot be reassigned, JavaScript <text:span text:style-name="Emphasis">requires</text:span> that constant variables always be initialized.</text:p>
      <text:p text:style-name="P24"/>
      <text:p text:style-name="P24"/>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CodePro, monospace" svg:font-family="'SourceCodePro, monospace',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8T09:45:07.131348062</meta:creation-date>
    <dc:date>2020-07-18T18:12:40.354112859</dc:date>
    <meta:editing-duration>PT6H27M13S</meta:editing-duration>
    <meta:editing-cycles>27</meta:editing-cycles>
    <meta:generator>LibreOffice/6.4.4.2$Linux_X86_64 LibreOffice_project/40$Build-2</meta:generator>
    <meta:document-statistic meta:table-count="0" meta:image-count="0" meta:object-count="0" meta:page-count="12" meta:paragraph-count="188" meta:word-count="2296" meta:character-count="13992" meta:non-whitespace-character-count="11728"/>
  </office:meta>
</office:document-meta>
</file>